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8pt" officeooo:rsid="001ed1ee" officeooo:paragraph-rsid="001ed1ee" style:font-size-asian="15.75pt" style:font-size-complex="18pt"/>
    </style:style>
    <style:style style:name="P2" style:family="paragraph" style:parent-style-name="Text_20_body">
      <style:text-properties officeooo:rsid="001ed1ee" officeooo:paragraph-rsid="001ed1ee"/>
    </style:style>
    <style:style style:name="P3" style:family="paragraph" style:parent-style-name="Text_20_body">
      <style:text-properties officeooo:rsid="00202878" officeooo:paragraph-rsid="00202878"/>
    </style:style>
    <style:style style:name="P4" style:family="paragraph" style:parent-style-name="Heading_20_2">
      <style:text-properties officeooo:rsid="0021ea64" officeooo:paragraph-rsid="0021ea64"/>
    </style:style>
    <style:style style:name="P5" style:family="paragraph" style:parent-style-name="Text_20_body">
      <style:text-properties officeooo:rsid="00202878" officeooo:paragraph-rsid="00202878"/>
    </style:style>
    <style:style style:name="P6" style:family="paragraph" style:parent-style-name="Text_20_body">
      <style:text-properties officeooo:rsid="0021d59d" officeooo:paragraph-rsid="0021d59d"/>
    </style:style>
    <style:style style:name="P7" style:family="paragraph" style:parent-style-name="Text_20_body">
      <style:text-properties officeooo:rsid="0021ea64" officeooo:paragraph-rsid="0021ea64"/>
    </style:style>
    <style:style style:name="P8" style:family="paragraph" style:parent-style-name="Text_20_body">
      <style:text-properties officeooo:paragraph-rsid="0021ea64"/>
    </style:style>
    <style:style style:name="P9" style:family="paragraph" style:parent-style-name="Text_20_body">
      <style:text-properties style:font-name="Liberation Serif1" fo:font-size="12pt" fo:font-weight="normal" officeooo:rsid="0021ea64" officeooo:paragraph-rsid="0021ea64" style:font-size-asian="10.5pt" style:font-weight-asian="normal" style:font-size-complex="12pt" style:font-weight-complex="normal"/>
    </style:style>
    <style:style style:name="P10" style:family="paragraph" style:parent-style-name="Heading_20_1">
      <style:text-properties officeooo:rsid="001ed1ee" officeooo:paragraph-rsid="001ed1ee"/>
    </style:style>
    <style:style style:name="P11" style:family="paragraph" style:parent-style-name="Heading_20_1">
      <style:text-properties officeooo:rsid="0021ea64" officeooo:paragraph-rsid="0021ea64"/>
    </style:style>
    <style:style style:name="T1" style:family="text">
      <style:text-properties style:font-name="Liberation Mono" fo:font-size="11pt" style:font-size-asian="11pt" style:font-size-complex="11pt"/>
    </style:style>
    <style:style style:name="T2" style:family="text">
      <style:text-properties style:font-name="Liberation Mono" fo:font-size="11pt" officeooo:rsid="00202878" style:font-size-asian="11pt" style:font-size-complex="11pt"/>
    </style:style>
    <style:style style:name="T3" style:family="text">
      <style:text-properties style:font-name="Liberation Mono" fo:font-size="11pt" officeooo:rsid="00202878" style:font-name-asian="Liberation Sans1" style:font-size-asian="11pt" style:font-name-complex="FreeSans" style:font-size-complex="11pt"/>
    </style:style>
    <style:style style:name="T4" style:family="text">
      <style:text-properties fo:color="#cc0000" fo:font-style="italic" style:font-style-asian="italic" style:font-style-complex="italic"/>
    </style:style>
    <style:style style:name="T5" style:family="text">
      <style:text-properties fo:color="#cc0000" fo:font-style="italic" officeooo:rsid="00202878" style:font-style-asian="italic" style:font-style-complex="italic"/>
    </style:style>
    <style:style style:name="T6" style:family="text">
      <style:text-properties style:font-name="Liberation Serif1" fo:font-size="12pt" style:font-size-asian="12pt" style:font-size-complex="12pt"/>
    </style:style>
    <style:style style:name="T7" style:family="text">
      <style:text-properties style:font-name="Liberation Serif1" fo:font-size="12pt" officeooo:rsid="0022bfd4" style:font-size-asian="12pt" style:font-size-complex="12pt"/>
    </style:style>
    <style:style style:name="T8" style:family="text">
      <style:text-properties style:font-name="Liberation Mono"/>
    </style:style>
    <style:style style:name="T9" style:family="text">
      <style:text-properties style:font-name="Liberation Mono" fo:font-size="16.1000003814697pt" fo:font-weight="bold" style:font-name-asian="Liberation Sans1" style:font-size-asian="16.1000003814697pt" style:font-weight-asian="bold" style:font-name-complex="FreeSans" style:font-size-complex="16.1000003814697pt" style:font-weight-complex="bold"/>
    </style:style>
    <style:style style:name="T10" style:family="text">
      <style:text-properties style:font-name-asian="Liberation Sans1" style:font-name-complex="Free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SC1010H Assignment</text:p>
      <text:p text:style-name="Title">Tic-tac-toe Revisited: Adding a computer player</text:p>
      <text:p text:style-name="P1"/>
      <text:h text:style-name="P10" text:outline-level="1">Introduction</text:h>
      <text:p text:style-name="P2">In this assignments we will be revisiting our tic-tac-toe game. We will expand it so that you can play against the computer. This assignment is about recursion, as the tic-tac-toe algorithm used here makes use of a recursive function.</text:p>
      <text:h text:style-name="P10" text:outline-level="1">The Scaffolding Code</text:h>
      <text:p text:style-name="P3">You have been provided with some scafffolding code on which you will build. It has been rearranged and moved around bit compared to the first Tic-tac-toe assignment. There are two files provided: <text:span text:style-name="T1">ttt.py</text:span> and <text:span text:style-name="T1">tictactoe_revisited_Scaffold.py</text:span>.</text:p>
      <text:p text:style-name="P3">The first file, <text:span text:style-name="T1">ttt.py</text:span>, is a module <text:span text:style-name="T4">(check the correct python term for this, module or library?)</text:span> that provides several functions that you should recognize form the first tic-tac-toe assignment. These functions are used for determining if a player has won, or there is a tie, or there is no result yet.</text:p>
      <text:p text:style-name="P3">The second file, <text:s/><text:span text:style-name="T1">tictactoe_revisited_Scaffold.py</text:span><text:span text:style-name="T6">, is where you will write your code. </text:span></text:p>
      <text:p text:style-name="P3"><text:span text:style-name="T6">At the top of the file are the usual </text:span><text:span text:style-name="T1">imports</text:span><text:span text:style-name="T6">, as well as </text:span><text:span text:style-name="T1">import ttt</text:span><text:span text:style-name="T6">, which will allow us to call the functions in the </text:span><text:span text:style-name="T1">ttt.py</text:span><text:span text:style-name="T6"> file.</text:span></text:p>
      <text:p text:style-name="P6"><text:span text:style-name="T6">There is one major change from the previous tic-tac-toe assignment: the board is now represented in the code as a 3 x 3 matrix (2-dimensional list), called </text:span><text:span text:style-name="T2">board</text:span><text:span text:style-name="T6">. The variable board is updated very time the player or computer makes a move, and then it is “drawn” on the LED matrix with the </text:span><text:span text:style-name="T2">drawBoard</text:span><text:span text:style-name="T6"> function. </text:span><text:span text:style-name="T7">This variable is often passed as a parameter to the various functions in the file, and in the </text:span><text:span text:style-name="T2">ttt.py</text:span><text:span text:style-name="T7"> file.</text:span></text:p>
      <text:h text:style-name="P10" text:outline-level="1">What you have to do</text:h>
      <text:h text:style-name="P4" text:outline-level="2">Task 1: <text:span text:style-name="T8">drawBoard</text:span></text:h>
      <text:p text:style-name="P7">The function <text:span text:style-name="T2">drawBoard</text:span> has an empty body, and your first task is to complete it. The parameter to this function is a 3 x 3 matrix containing the color at each grid square. Complete the body of the function so that is colours the grid sqaures correctly according to the contents of the parameter <text:span text:style-name="T5">(check python term: parameter or argument?) </text:span><text:span text:style-name="T2">board</text:span>.</text:p>
      <text:h text:style-name="P4" text:outline-level="2"><text:soft-page-break/>Task 2: <text:span text:style-name="T8">copyBoard</text:span></text:h>
      <text:p text:style-name="P7">Next, you have to complete the <text:span text:style-name="T2">copyBoard</text:span> function. This function creates a copy of the 3 x3 matrix given as parameter. </text:p>
      <text:p text:style-name="P7">This function will be necessary in the <text:span text:style-name="T2">getBestMove</text:span> function because . . . <text:span text:style-name="T5">(complete)</text:span></text:p>
      <text:h text:style-name="P4" text:outline-level="2">Task 3: <text:span text:style-name="T9">getAvailableMoves</text:span></text:h>
      <text:p text:style-name="P9"><text:span text:style-name="T10">The third task is to complete the </text:span><text:span text:style-name="T3">getAvailableMoves</text:span><text:span text:style-name="T10"> function. This function takes the board as a parameter, and returns a list of available moves. The list contains 2-tuples with the row and column coordinates of blank sqaures in the grid, e.g. </text:span><text:span text:style-name="T3">[(0,0), (0, 2)] </text:span></text:p>
      <text:h text:style-name="P4" text:outline-level="2">Task 4: <text:span text:style-name="T9">computerPlay</text:span></text:h>
      <text:p text:style-name="P8"/>
      <text:h text:style-name="P11" text:outline-level="1">Task 5: <text:span text:style-name="T9">getBestMove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2:03:38.218057440</meta:creation-date>
    <dc:date>2018-08-10T13:44:41.175883213</dc:date>
    <meta:editing-duration>PT23M22S</meta:editing-duration>
    <meta:editing-cycles>4</meta:editing-cycles>
    <meta:generator>LibreOffice/5.2.7.2$Linux_ARM_EABI LibreOffice_project/528e71104c3fcc3637004cef595401b05295414c</meta:generator>
    <meta:document-statistic meta:table-count="0" meta:image-count="0" meta:object-count="0" meta:page-count="2" meta:paragraph-count="20" meta:word-count="411" meta:character-count="2430" meta:non-whitespace-character-count="2035"/>
  </office:meta>
</office:document-meta>
</file>